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c0"/>
    </style:style>
    <style:style style:name="T3" style:family="text">
      <style:text-properties fo:color="#557f5f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color="#00ae00"/>
    </style:style>
    <style:style style:name="T7" style:family="text">
      <style:text-properties fo:color="#00ae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3f55bf"/>
    </style:style>
    <style:style style:name="T10" style:family="text">
      <style:text-properties fo:color="#7f9fbf" fo:font-weight="bold" style:font-weight-asian="bold" style:font-weight-complex="bold"/>
    </style:style>
    <style:style style:name="T11" style:family="text">
      <style:text-properties fo:color="#008080"/>
    </style:style>
    <style:style style:name="T12" style:family="text">
      <style:text-properties fo:color="#3f7f7f"/>
    </style:style>
    <style:style style:name="T13" style:family="text">
      <style:text-properties fo:color="#7f007f"/>
    </style:style>
    <style:style style:name="T14" style:family="text">
      <style:text-properties fo:color="#2a00ff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Obsługa upload-owanych plików w Symfony2. Dodajemy nowe pole file:</text:p>
      <text:p text:style-name="P1">//src/Application/ShopAdminBundle/Form/CategoryType.php</text:p>
      <text:p text:style-name="P1"/>
      <text:p text:style-name="P5"><text:s text:c="8"/>$builder</text:p>
      <text:p text:style-name="P7"><text:span text:style-name="T1"><text:s text:c="12"/>-&gt;add(</text:span><text:span text:style-name="T2">'title'</text:span><text:span text:style-name="T1">)</text:span></text:p>
      <text:p text:style-name="P7"><text:span text:style-name="T1"><text:s text:c="12"/></text:span><text:span text:style-name="T3">//-&gt;add('slug')</text:span></text:p>
      <text:p text:style-name="P7"><text:span text:style-name="T1"><text:s text:c="12"/>-&gt;add(</text:span><text:span text:style-name="T2">'description'</text:span><text:span text:style-name="T1">, </text:span><text:span text:style-name="T2">'textarea'</text:span><text:span text:style-name="T1">, </text:span><text:span text:style-name="T4">array</text:span><text:span text:style-name="T1">(</text:span><text:span text:style-name="T2">'attr' </text:span><text:span text:style-name="T1">=&gt; </text:span><text:span text:style-name="T4">array</text:span><text:span text:style-name="T1">(</text:span><text:span text:style-name="T2">'rows' </text:span><text:span text:style-name="T1">=&gt; </text:span><text:span text:style-name="T2">'3'</text:span><text:span text:style-name="T1">)))</text:span></text:p>
      <text:p text:style-name="P7"><text:span text:style-name="T1"><text:s text:c="12"/></text:span><text:span text:style-name="T5">//-&gt;add('image')</text:span></text:p>
      <text:p text:style-name="P7"><text:span text:style-name="T1"><text:s text:c="12"/></text:span><text:span text:style-name="T6">-&gt;add('file', 'file', </text:span><text:span text:style-name="T7">array</text:span><text:span text:style-name="T6">('label' =&gt; 'Category image', 'required' =&gt; </text:span><text:span text:style-name="T7">false</text:span><text:span text:style-name="T6">))</text:span></text:p>
      <text:p text:style-name="P7"><text:span text:style-name="T1"><text:s text:c="12"/>-&gt;add(</text:span><text:span text:style-name="T2">'is_active'</text:span><text:span text:style-name="T1">, </text:span><text:span text:style-name="T2">'checkbox'</text:span><text:span text:style-name="T1">, </text:span><text:span text:style-name="T4">array</text:span><text:span text:style-name="T1">(</text:span></text:p>
      <text:p text:style-name="P7"><text:span text:style-name="T1"><text:tab/><text:tab/><text:tab/> <text:s text:c="3"/></text:span><text:span text:style-name="T2">'label' </text:span><text:span text:style-name="T1">=&gt; </text:span><text:span text:style-name="T2">'Is active'</text:span><text:span text:style-name="T1">,</text:span></text:p>
      <text:p text:style-name="P4"><text:tab/><text:tab/><text:tab/>))</text:p>
      <text:p text:style-name="P7"><text:span text:style-name="T1"><text:s text:c="12"/>-&gt;add(</text:span><text:span text:style-name="T2">'created_at'</text:span><text:span text:style-name="T1">, </text:span><text:span text:style-name="T2">'date'</text:span><text:span text:style-name="T1">, </text:span><text:span text:style-name="T4">array</text:span><text:span text:style-name="T1">(</text:span></text:p>
      <text:p text:style-name="P7"><text:span text:style-name="T1"><text:s text:c="12"/><text:tab/></text:span><text:span text:style-name="T2">'widget' </text:span><text:span text:style-name="T1">=&gt; </text:span><text:span text:style-name="T2">'single_text'</text:span><text:span text:style-name="T1">,</text:span></text:p>
      <text:p text:style-name="P7"><text:span text:style-name="T1"><text:s text:c="12"/><text:tab/></text:span><text:span text:style-name="T2">'attr' </text:span><text:span text:style-name="T1">=&gt; </text:span><text:span text:style-name="T4">array</text:span><text:span text:style-name="T1">(</text:span><text:span text:style-name="T2">'placeholder' </text:span><text:span text:style-name="T1">=&gt; </text:span><text:span text:style-name="T2">'YYYY-MM-DD'</text:span><text:span text:style-name="T1">),</text:span></text:p>
      <text:p text:style-name="P4"><text:s text:c="12"/>))</text:p>
      <text:p text:style-name="P7"><text:span text:style-name="T1"><text:s text:c="12"/>-&gt;add(</text:span><text:span text:style-name="T2">'updated_at'</text:span><text:span text:style-name="T1">, </text:span><text:span text:style-name="T2">'date'</text:span><text:span text:style-name="T1">, </text:span><text:span text:style-name="T4">array</text:span><text:span text:style-name="T1">(</text:span></text:p>
      <text:p text:style-name="P7"><text:span text:style-name="T1"><text:s text:c="12"/><text:tab/></text:span><text:span text:style-name="T2">'widget' </text:span><text:span text:style-name="T1">=&gt; </text:span><text:span text:style-name="T2">'single_text'</text:span><text:span text:style-name="T1">,</text:span></text:p>
      <text:p text:style-name="P7"><text:span text:style-name="T1"><text:s text:c="12"/><text:tab/></text:span><text:span text:style-name="T2">'attr' </text:span><text:span text:style-name="T1">=&gt; </text:span><text:span text:style-name="T4">array</text:span><text:span text:style-name="T1">(</text:span><text:span text:style-name="T2">'placeholder' </text:span><text:span text:style-name="T1">=&gt; </text:span><text:span text:style-name="T2">'YYYY-MM-DD'</text:span><text:span text:style-name="T1">),</text:span></text:p>
      <text:p text:style-name="P4"><text:s text:c="12"/>))</text:p>
      <text:p text:style-name="P4"><text:s text:c="8"/>;</text:p>
      <text:p text:style-name="P4"/>
      <text:p text:style-name="P2">2. Dodajemy metody oraz walidację:</text:p>
      <text:p text:style-name="P2">//src/Application/ShopAdminBundle/Entity/Category.php</text:p>
      <text:p text:style-name="P2"/>
      <text:p text:style-name="P8">&lt;?php</text:p>
      <text:p text:style-name="P8"/>
      <text:p text:style-name="P4">...</text:p>
      <text:p text:style-name="P7"><text:span text:style-name="T7">use </text:span><text:span text:style-name="T6">Symfony\Component\HttpFoundation\File\UploadedFile;</text:span></text:p>
      <text:p text:style-name="P4">...</text:p>
      <text:p text:style-name="P4"/>
      <text:p text:style-name="P9">/**</text:p>
      <text:p text:style-name="P9"><text:s/>* Category</text:p>
      <text:p text:style-name="P9"><text:s/>*/</text:p>
      <text:p text:style-name="P7"><text:span text:style-name="T4">class </text:span><text:span text:style-name="T1">Category</text:span></text:p>
      <text:p text:style-name="P4">{</text:p>
      <text:p text:style-name="P4">...</text:p>
      <text:p text:style-name="P4"/>
      <text:p text:style-name="P4"><text:s text:c="4"/><text:span text:style-name="T7">public function </text:span><text:span text:style-name="T6">getAbsolutePath()</text:span></text:p>
      <text:p text:style-name="P4"><text:s text:c="4"/>{</text:p>
      <text:p text:style-name="P7"><text:span text:style-name="T1"><text:s text:c="8"/></text:span><text:span text:style-name="T4">return null </text:span><text:span text:style-name="T1">=== $this-&gt;image</text:span></text:p>
      <text:p text:style-name="P7"><text:span text:style-name="T1"><text:s text:c="12"/>? </text:span><text:span text:style-name="T4">null</text:span></text:p>
      <text:p text:style-name="P7"><text:span text:style-name="T4"><text:s text:c="12"/></text:span><text:span text:style-name="T1">: $this-&gt;getUploadRootDir().</text:span><text:span text:style-name="T2">'/'</text:span><text:span text:style-name="T1">.$this-&gt;image;</text:span></text:p>
      <text:p text:style-name="P4"><text:s text:c="4"/>}</text:p>
      <text:p text:style-name="P7"/>
      <text:p text:style-name="P7"><text:span text:style-name="T1"><text:s text:c="4"/></text:span><text:span text:style-name="T7">public function </text:span><text:span text:style-name="T6">getWebPath()</text:span></text:p>
      <text:p text:style-name="P4"><text:s text:c="4"/>{</text:p>
      <text:p text:style-name="P7"><text:span text:style-name="T1"><text:s text:c="8"/></text:span><text:span text:style-name="T4">return null </text:span><text:span text:style-name="T1">=== $this-&gt;image</text:span></text:p>
      <text:p text:style-name="P7"><text:span text:style-name="T1"><text:s text:c="12"/>? </text:span><text:span text:style-name="T4">null</text:span></text:p>
      <text:p text:style-name="P7"><text:span text:style-name="T4"><text:s text:c="12"/></text:span><text:span text:style-name="T1">: $this-&gt;getUploadDir().</text:span><text:span text:style-name="T2">'/'</text:span><text:span text:style-name="T1">.$this-&gt;image;</text:span></text:p>
      <text:p text:style-name="P4"><text:s text:c="4"/>}</text:p>
      <text:p text:style-name="P7"/>
      <text:p text:style-name="P7"><text:span text:style-name="T1"><text:s text:c="4"/></text:span><text:span text:style-name="T7">protected function </text:span><text:span text:style-name="T6">getUploadRootDir()</text:span></text:p>
      <text:p text:style-name="P4"><text:s text:c="4"/>{</text:p>
      <text:p text:style-name="P7"><text:span text:style-name="T1"><text:s text:c="8"/></text:span><text:span text:style-name="T3">// the absolute directory path where uploaded</text:span></text:p>
      <text:p text:style-name="P7"><text:span text:style-name="T1"><text:s text:c="8"/></text:span><text:span text:style-name="T3">// documents should be saved</text:span></text:p>
      <text:p text:style-name="P7"><text:span text:style-name="T1"><text:s text:c="8"/></text:span><text:span text:style-name="T4">return </text:span><text:span text:style-name="T1">__DIR__.</text:span><text:span text:style-name="T2">'/../../../../web/'</text:span><text:span text:style-name="T1">.$this-&gt;getUploadDir();</text:span></text:p>
      <text:p text:style-name="P4"><text:s text:c="4"/>}</text:p>
      <text:p text:style-name="P7"/>
      <text:p text:style-name="P7"><text:span text:style-name="T1"><text:s text:c="4"/></text:span><text:span text:style-name="T7">protected function </text:span><text:span text:style-name="T6">getUploadDir()</text:span></text:p>
      <text:p text:style-name="P4"><text:s text:c="4"/>{</text:p>
      <text:p text:style-name="P7"><text:span text:style-name="T1"><text:s text:c="8"/></text:span><text:span text:style-name="T3">// get rid of the __DIR__ so it doesn't screw up</text:span></text:p>
      <text:p text:style-name="P7"><text:soft-page-break/><text:span text:style-name="T1"><text:s text:c="8"/></text:span><text:span text:style-name="T3">// when displaying uploaded doc/image in the view.</text:span></text:p>
      <text:p text:style-name="P7"><text:span text:style-name="T1"><text:s text:c="8"/></text:span><text:span text:style-name="T4">return </text:span><text:span text:style-name="T2">'bundles/applicationshop/images/category'</text:span><text:span text:style-name="T1">;</text:span></text:p>
      <text:p text:style-name="P4"><text:s text:c="4"/>}</text:p>
      <text:p text:style-name="P4"><text:s text:c="4"/></text:p>
      <text:p text:style-name="P7"><text:span text:style-name="T1"><text:s text:c="4"/></text:span><text:span text:style-name="T7">private </text:span><text:span text:style-name="T6">$file;</text:span></text:p>
      <text:p text:style-name="P7"/>
      <text:p text:style-name="P7"><text:span text:style-name="T1"><text:s text:c="4"/></text:span><text:span text:style-name="T9">/**</text:span></text:p>
      <text:p text:style-name="P9"><text:s text:c="5"/>* Sets file.</text:p>
      <text:p text:style-name="P9"><text:s text:c="5"/>*</text:p>
      <text:p text:style-name="P7"><text:span text:style-name="T9"><text:s text:c="5"/>* </text:span><text:span text:style-name="T10">@param</text:span><text:span text:style-name="T9"> UploadedFile $file</text:span></text:p>
      <text:p text:style-name="P9"><text:s text:c="5"/>*/</text:p>
      <text:p text:style-name="P7"><text:span text:style-name="T1"><text:s text:c="4"/></text:span><text:span text:style-name="T7">public function </text:span><text:span text:style-name="T6">setFile(UploadedFile $file = </text:span><text:span text:style-name="T7">null</text:span><text:span text:style-name="T6">)</text:span></text:p>
      <text:p text:style-name="P4"><text:s text:c="4"/>{</text:p>
      <text:p text:style-name="P4"><text:s text:c="8"/>$this-&gt;file = $file;</text:p>
      <text:p text:style-name="P4"><text:s text:c="4"/>}</text:p>
      <text:p text:style-name="P7"/>
      <text:p text:style-name="P7"><text:span text:style-name="T1"><text:s text:c="4"/></text:span><text:span text:style-name="T9">/**</text:span></text:p>
      <text:p text:style-name="P9"><text:s text:c="5"/>* Get file.</text:p>
      <text:p text:style-name="P9"><text:s text:c="5"/>*</text:p>
      <text:p text:style-name="P7"><text:span text:style-name="T9"><text:s text:c="5"/>* </text:span><text:span text:style-name="T10">@return</text:span><text:span text:style-name="T9"> UploadedFile</text:span></text:p>
      <text:p text:style-name="P9"><text:s text:c="5"/>*/</text:p>
      <text:p text:style-name="P7"><text:span text:style-name="T1"><text:s text:c="4"/></text:span><text:span text:style-name="T7">public function </text:span><text:span text:style-name="T6">getFile()</text:span></text:p>
      <text:p text:style-name="P4"><text:s text:c="4"/>{</text:p>
      <text:p text:style-name="P7"><text:span text:style-name="T1"><text:s text:c="8"/></text:span><text:span text:style-name="T4">return </text:span><text:span text:style-name="T1">$this-&gt;file;</text:span></text:p>
      <text:p text:style-name="P4"><text:s text:c="4"/>}</text:p>
      <text:p text:style-name="P4"/>
      <text:p text:style-name="P4"><text:s text:c="4"/><text:span text:style-name="T4">public static function </text:span>loadValidatorMetadata(ClassMetadata $metadata)</text:p>
      <text:p text:style-name="P4"><text:s text:c="4"/>{</text:p>
      <text:p text:style-name="P7"><text:span text:style-name="T1"><text:s text:c="8"/>$metadata-&gt;addPropertyConstraint(</text:span><text:span text:style-name="T2">'title'</text:span><text:span text:style-name="T1">, </text:span><text:span text:style-name="T4">new </text:span><text:span text:style-name="T1">NotBlank());</text:span></text:p>
      <text:p text:style-name="P7"><text:span text:style-name="T1"><text:s text:c="8"/>$metadata-&gt;addPropertyConstraint(</text:span><text:span text:style-name="T2">'description'</text:span><text:span text:style-name="T1">, </text:span><text:span text:style-name="T4">new </text:span><text:span text:style-name="T1">NotBlank());</text:span></text:p>
      <text:p text:style-name="P7"><text:span text:style-name="T1"><text:s text:c="8"/></text:span><text:span text:style-name="T5">//$metadata-&gt;addPropertyConstraint('image', new NotBlank());</text:span></text:p>
      <text:p text:style-name="P7"><text:span text:style-name="T1"><text:s text:c="8"/></text:span><text:span text:style-name="T6">$metadata-&gt;addPropertyConstraint('file', </text:span><text:span text:style-name="T7">new </text:span><text:span text:style-name="T6">NotBlank());</text:span></text:p>
      <text:p text:style-name="P10"><text:s text:c="8"/>$metadata-&gt;addPropertyConstraint('file', <text:span text:style-name="T8">new </text:span>Assert\Image());</text:p>
      <text:p text:style-name="P4"><text:s text:c="4"/>}</text:p>
      <text:p text:style-name="P4"/>
      <text:p text:style-name="P2">3. Dodajemy pole w formularzach new i edit:</text:p>
      <text:p text:style-name="P2">//src/Application/ShopAdminBundle/Resources/views/Category/new.html.twig</text:p>
      <text:p text:style-name="P2"/>
      <text:p text:style-name="P8"><text:s text:c="12"/>{#&lt;div class="form-group {% if form_errors(form.image) %} has-error {% endif %}"&gt;</text:p>
      <text:p text:style-name="P8"><text:s text:c="16"/>{{ form_label(form.image) }} *</text:p>
      <text:p text:style-name="P8"><text:s text:c="16"/>{{ form_widget(form.image, { 'attr': {'class': 'form-control'} }) }}</text:p>
      <text:p text:style-name="P8"><text:s text:c="16"/>{{ form_errors(form.image) }}</text:p>
      <text:p text:style-name="P8"><text:s text:c="12"/>&lt;/div&gt;#}</text:p>
      <text:p text:style-name="P10"><text:s text:c="12"/>&lt;div class="<text:span text:style-name="T15">form-group </text:span>{%<text:span text:style-name="T8"> if </text:span>form_errors(form.file)<text:span text:style-name="T8"> </text:span>%}<text:span text:style-name="T15"> has-error </text:span>{%<text:span text:style-name="T8"> endif </text:span>%}"&gt;</text:p>
      <text:p text:style-name="P10"><text:s text:c="16"/>{{<text:span text:style-name="T8"> </text:span>form_label(form.file)<text:span text:style-name="T8"> </text:span>}} *</text:p>
      <text:p text:style-name="P10"><text:s text:c="16"/>{{<text:span text:style-name="T8"> </text:span>form_widget(form.file)<text:span text:style-name="T8"> </text:span>}}</text:p>
      <text:p text:style-name="P10"><text:s text:c="16"/>{{<text:span text:style-name="T8"> </text:span>form_errors(form.file)<text:span text:style-name="T8"> </text:span>}}</text:p>
      <text:p text:style-name="P10"><text:s text:c="12"/>&lt;/div&gt;</text:p>
      <text:p text:style-name="P2"/>
      <text:p text:style-name="P2"/>
      <text:p text:style-name="P2">//src/Application/ShopAdminBundle/Resources/views/Category/edit.html.twig</text:p>
      <text:p text:style-name="P2"/>
      <text:p text:style-name="P8"><text:s text:c="12"/>{#&lt;div class="form-group {% if form_errors(edit_form.image) %} has-error {% endif %}"&gt;</text:p>
      <text:p text:style-name="P8"><text:s text:c="16"/>{{ form_label(edit_form.image) }}</text:p>
      <text:p text:style-name="P8"><text:s text:c="16"/>{{ form_widget(edit_form.image, { 'attr': {'class': 'form-control'} }) }}</text:p>
      <text:p text:style-name="P8"><text:s text:c="16"/>{{ form_errors(edit_form.image) }}</text:p>
      <text:p text:style-name="P8"><text:s text:c="12"/>&lt;/div&gt;#}</text:p>
      <text:p text:style-name="P10"><text:s text:c="12"/>&lt;div class="<text:span text:style-name="T15">form-group </text:span>{%<text:span text:style-name="T8"> if </text:span>form_errors(edit_form.file)<text:span text:style-name="T8"> </text:span>%}<text:span text:style-name="T15"> has-error </text:span>{%<text:span text:style-name="T8"> endif </text:span>%}"&gt;</text:p>
      <text:p text:style-name="P10"><text:soft-page-break/><text:s text:c="16"/>{{<text:span text:style-name="T8"> </text:span>form_label(edit_form.file)<text:span text:style-name="T8"> </text:span>}} *</text:p>
      <text:p text:style-name="P10"><text:s text:c="16"/>{{<text:span text:style-name="T8"> </text:span>form_widget(edit_form.file)<text:span text:style-name="T8"> </text:span>}}</text:p>
      <text:p text:style-name="P10"><text:s text:c="16"/>{{<text:span text:style-name="T8"> </text:span>form_errors(edit_form.file)<text:span text:style-name="T8"> </text:span>}}</text:p>
      <text:p text:style-name="P10"><text:s text:c="12"/>&lt;/div&gt;</text:p>
      <text:p text:style-name="P2"/>
      <text:p text:style-name="P2">4. Dodajemy metody:</text:p>
      <text:p text:style-name="P2">//src/Application/ShopAdminBundle/Resources/config/doctrine/Category.orm.yml</text:p>
      <text:p text:style-name="P2"/>
      <text:p text:style-name="P4"><text:s text:c="2"/>lifecycleCallbacks:</text:p>
      <text:p text:style-name="P7"><text:s text:c="4"/>prePersist: [ <text:span text:style-name="T6">preUpload</text:span>, setCreatedAtValue, setSlugValue ] </text:p>
      <text:p text:style-name="P7"><text:s text:c="4"/>preUpdate: [ <text:span text:style-name="T6">preUpload</text:span>, setUpdatedAtValue, setSlugValue ]</text:p>
      <text:p text:style-name="P10"><text:s text:c="4"/>postPersist: [ upload ]</text:p>
      <text:p text:style-name="P10"><text:s text:c="4"/>postUpdate: [ upload ]</text:p>
      <text:p text:style-name="P10"><text:s text:c="4"/>postRemove: [ removeUpload ]</text:p>
      <text:p text:style-name="P2"/>
      <text:p text:style-name="P12">5. W wierszu poleceń wpisujemy</text:p>
      <text:p text:style-name="P12"/>
      <text:p text:style-name="P11">php app/console doctrine:generate:entities ApplicationShopAdminBundle</text:p>
      <text:p text:style-name="P11"/>
      <text:p text:style-name="P2">6. Do nowo powstałych metod wstawiamy:</text:p>
      <text:p text:style-name="P3">//src/Application/ShopAdminBundle/Entity/Category.php</text:p>
      <text:p text:style-name="P3"/>
      <text:p text:style-name="P3"/>
      <text:p text:style-name="P6"><text:s text:c="4"/><text:span text:style-name="T9">/**</text:span></text:p>
      <text:p text:style-name="P9"><text:s text:c="5"/>* @ORM\PrePersist</text:p>
      <text:p text:style-name="P9"><text:s text:c="5"/>*/</text:p>
      <text:p text:style-name="P7"><text:span text:style-name="T1"><text:s text:c="4"/></text:span><text:span text:style-name="T4">public function </text:span><text:span text:style-name="T1">preUpload()</text:span></text:p>
      <text:p text:style-name="P4"><text:s text:c="4"/>{</text:p>
      <text:p text:style-name="P7"><text:span text:style-name="T1"><text:s text:c="8"/></text:span><text:span text:style-name="T3">// Add your code here</text:span></text:p>
      <text:p text:style-name="P7"><text:span text:style-name="T1"><text:s text:c="8"/></text:span><text:span text:style-name="T4">if </text:span><text:span text:style-name="T1">(</text:span><text:span text:style-name="T4">null </text:span><text:span text:style-name="T1">!== $this-&gt;getFile()) {</text:span></text:p>
      <text:p text:style-name="P7"><text:span text:style-name="T1"><text:s text:c="12"/></text:span><text:span text:style-name="T3">// do whatever you want to generate a unique name</text:span></text:p>
      <text:p text:style-name="P7"><text:span text:style-name="T1"><text:s text:c="12"/>$filename = sha1(uniqid(mt_rand(), </text:span><text:span text:style-name="T4">true</text:span><text:span text:style-name="T1">));</text:span></text:p>
      <text:p text:style-name="P7"><text:span text:style-name="T1"><text:s text:c="12"/>$this-&gt;image = $filename.</text:span><text:span text:style-name="T2">'.'</text:span><text:span text:style-name="T1">.$this-&gt;getFile()-&gt;guessExtension();</text:span></text:p>
      <text:p text:style-name="P4"><text:s text:c="8"/>}</text:p>
      <text:p text:style-name="P4"><text:s text:c="4"/>}</text:p>
      <text:p text:style-name="P7"/>
      <text:p text:style-name="P7"><text:span text:style-name="T1"><text:s text:c="4"/></text:span><text:span text:style-name="T9">/**</text:span></text:p>
      <text:p text:style-name="P9"><text:s text:c="5"/>* @ORM\PostPersist</text:p>
      <text:p text:style-name="P9"><text:s text:c="5"/>*/</text:p>
      <text:p text:style-name="P7"><text:span text:style-name="T1"><text:s text:c="4"/></text:span><text:span text:style-name="T4">public function </text:span><text:span text:style-name="T1">upload()</text:span></text:p>
      <text:p text:style-name="P4"><text:s text:c="4"/>{</text:p>
      <text:p text:style-name="P7"><text:span text:style-name="T1"><text:s text:c="8"/></text:span><text:span text:style-name="T3">// Add your code here</text:span></text:p>
      <text:p text:style-name="P7"><text:span text:style-name="T1"><text:s text:c="8"/></text:span><text:span text:style-name="T4">if </text:span><text:span text:style-name="T1">(</text:span><text:span text:style-name="T4">null </text:span><text:span text:style-name="T1">=== $this-&gt;getFile()) {</text:span></text:p>
      <text:p text:style-name="P7"><text:span text:style-name="T1"><text:s text:c="12"/></text:span><text:span text:style-name="T4">return</text:span><text:span text:style-name="T1">;</text:span></text:p>
      <text:p text:style-name="P4"><text:s text:c="8"/>}</text:p>
      <text:p text:style-name="P7"/>
      <text:p text:style-name="P7"><text:span text:style-name="T1"><text:s text:c="8"/></text:span><text:span text:style-name="T3">// if there is an error when moving the file, an exception will</text:span></text:p>
      <text:p text:style-name="P7"><text:span text:style-name="T1"><text:s text:c="8"/></text:span><text:span text:style-name="T3">// be automatically thrown by move(). This will properly prevent</text:span></text:p>
      <text:p text:style-name="P7"><text:span text:style-name="T1"><text:s text:c="8"/></text:span><text:span text:style-name="T3">// the entity from being persisted to the database on error</text:span></text:p>
      <text:p text:style-name="P4"><text:s text:c="8"/>$this-&gt;getFile()-&gt;move($this-&gt;getUploadRootDir(), $this-&gt;image);</text:p>
      <text:p text:style-name="P7"/>
      <text:p text:style-name="P7"><text:span text:style-name="T1"><text:s text:c="8"/>$this-&gt;file = </text:span><text:span text:style-name="T4">null</text:span><text:span text:style-name="T1">;</text:span></text:p>
      <text:p text:style-name="P4"><text:s text:c="4"/>}</text:p>
      <text:p text:style-name="P7"/>
      <text:p text:style-name="P7"><text:span text:style-name="T1"><text:s text:c="4"/></text:span><text:span text:style-name="T9">/**</text:span></text:p>
      <text:p text:style-name="P9"><text:s text:c="5"/>* @ORM\PostRemove</text:p>
      <text:p text:style-name="P9"><text:s text:c="5"/>*/</text:p>
      <text:p text:style-name="P7"><text:span text:style-name="T1"><text:s text:c="4"/></text:span><text:span text:style-name="T4">public function </text:span><text:span text:style-name="T1">removeUpload()</text:span></text:p>
      <text:p text:style-name="P4"><text:s text:c="4"/>{</text:p>
      <text:p text:style-name="P7"><text:span text:style-name="T1"><text:s text:c="8"/></text:span><text:span text:style-name="T3">// Add your code here</text:span></text:p>
      <text:p text:style-name="P7"><text:span text:style-name="T1"><text:s text:c="8"/></text:span><text:span text:style-name="T4">if </text:span><text:span text:style-name="T1">($file = $this-&gt;getAbsolutePath()) {</text:span></text:p>
      <text:p text:style-name="P4"><text:s text:c="12"/>unlink($file);</text:p>
      <text:p text:style-name="P4"><text:s text:c="8"/>}</text:p>
      <text:p text:style-name="P4"><text:s text:c="4"/>}</text:p>
      <text:p text:style-name="P2"><text:soft-page-break/>7. Dodanie w edit obrazka:</text:p>
      <text:p text:style-name="P3">//src/Application/ShopAdminBundle/Resources/views/Category/edit.html.twig</text:p>
      <text:p text:style-name="P3"/>
      <text:p text:style-name="P6"><text:span text:style-name="T11">&lt;</text:span><text:span text:style-name="T12">div</text:span> <text:span text:style-name="T13">class</text:span>=<text:span text:style-name="T14">"container-fluid"</text:span><text:span text:style-name="T11">&gt;</text:span></text:p>
      <text:p text:style-name="P7"><text:span text:style-name="T1"><text:s text:c="4"/></text:span><text:span text:style-name="T11">&lt;</text:span><text:span text:style-name="T12">div</text:span> <text:span text:style-name="T13">class</text:span><text:span text:style-name="T1">=</text:span><text:span text:style-name="T14">"row"</text:span><text:span text:style-name="T11">&gt;</text:span></text:p>
      <text:p text:style-name="P7"><text:span text:style-name="T1"><text:s text:c="8"/></text:span><text:span text:style-name="T11">&lt;</text:span><text:span text:style-name="T12">div</text:span> <text:span text:style-name="T13">class</text:span><text:span text:style-name="T1">=</text:span><text:span text:style-name="T14">"col-md-12"</text:span><text:span text:style-name="T11">&gt;</text:span></text:p>
      <text:p text:style-name="P7"><text:span text:style-name="T1"><text:s text:c="12"/></text:span><text:span text:style-name="T11">&lt;</text:span><text:span text:style-name="T12">h1</text:span> <text:span text:style-name="T13">class</text:span><text:span text:style-name="T1">=</text:span><text:span text:style-name="T14">"page-header"</text:span><text:span text:style-name="T11">&gt;</text:span><text:span text:style-name="T1">Category edit</text:span><text:span text:style-name="T11">&lt;/</text:span><text:span text:style-name="T12">h1</text:span><text:span text:style-name="T11">&gt;</text:span></text:p>
      <text:p text:style-name="P7"><text:span text:style-name="T1"><text:s text:c="8"/></text:span><text:span text:style-name="T11">&lt;/</text:span><text:span text:style-name="T12">div</text:span><text:span text:style-name="T11">&gt;</text:span><text:span text:style-name="T1"> <text:s/></text:span></text:p>
      <text:p text:style-name="P7"><text:span text:style-name="T1"><text:s text:c="4"/></text:span><text:span text:style-name="T11">&lt;/</text:span><text:span text:style-name="T12">div</text:span><text:span text:style-name="T11">&gt;</text:span></text:p>
      <text:p text:style-name="P7"><text:span text:style-name="T1"><text:s text:c="4"/></text:span><text:span text:style-name="T11">&lt;</text:span><text:span text:style-name="T12">div</text:span> <text:span text:style-name="T13">class</text:span><text:span text:style-name="T1">=</text:span><text:span text:style-name="T14">"row"</text:span><text:span text:style-name="T11">&gt;</text:span></text:p>
      <text:p text:style-name="P10"><text:s text:c="8"/>&lt;div class=<text:span text:style-name="T15">"col-md-3"</text:span>&gt;</text:p>
      <text:p text:style-name="P10"><text:s text:c="12"/>{%<text:span text:style-name="T8"> if </text:span>entity.image<text:span text:style-name="T8"> is not </text:span>empty<text:span text:style-name="T8"> </text:span>%} </text:p>
      <text:p text:style-name="P10"><text:s text:c="16"/>&lt;img class=<text:span text:style-name="T15">"img-responsive img-center"</text:span> src="{{<text:span text:style-name="T8"> </text:span>asset('bundles/applicationshop/images/category/')<text:span text:style-name="T8"> </text:span>}}{{<text:span text:style-name="T8"> </text:span>entity.image<text:span text:style-name="T8"> </text:span>}}" alt="{{<text:span text:style-name="T8"> </text:span>entity.title|raw<text:span text:style-name="T8"> </text:span>}}"&gt;</text:p>
      <text:p text:style-name="P10"><text:s text:c="12"/>{%<text:span text:style-name="T8"> endif </text:span>%}</text:p>
      <text:p text:style-name="P10"><text:s text:c="8"/>&lt;/div&gt;</text:p>
      <text:p text:style-name="P7"><text:span text:style-name="T1"><text:s text:c="8"/></text:span><text:span text:style-name="T11">&lt;</text:span><text:span text:style-name="T12">div</text:span> <text:span text:style-name="T13">class</text:span><text:span text:style-name="T1">=</text:span><text:span text:style-name="T14">"col-md-6"</text:span><text:span text:style-name="T11">&gt;</text:span></text:p>
      <text:p text:style-name="P15">...</text:p>
      <text:p text:style-name="P7"><text:span text:style-name="T1"><text:s text:c="8"/></text:span><text:span text:style-name="T11">&lt;/</text:span><text:span text:style-name="T12">div</text:span><text:span text:style-name="T11">&gt;</text:span></text:p>
      <text:p text:style-name="P7"><text:span text:style-name="T1"><text:s text:c="4"/></text:span><text:span text:style-name="T11">&lt;/</text:span><text:span text:style-name="T12">div</text:span><text:span text:style-name="T11">&gt;</text:span></text:p>
      <text:p text:style-name="P7"><text:span text:style-name="T11">&lt;/</text:span><text:span text:style-name="T12">div</text:span><text:span text:style-name="T11">&gt;</text:span></text:p>
      <text:p text:style-name="P7"><text:span text:style-name="T11"/></text:p>
      <text:p text:style-name="P2">8. Usuwanie starego obrazka i zastępowania nowym:</text:p>
      <text:p text:style-name="P21">//src/Application/ShopAdminBundle/Entity/Category.php</text:p>
      <text:p text:style-name="P21"/>
      <text:p text:style-name="P22"><text:span text:style-name="T1"><text:s text:c="4"/></text:span><text:span text:style-name="T4">private </text:span><text:span text:style-name="T1">$file;</text:span></text:p>
      <text:p text:style-name="P18"><text:s text:c="4"/></text:p>
      <text:p text:style-name="P14"><text:s text:c="4"/><text:span text:style-name="T8">private </text:span>$temp;</text:p>
      <text:p text:style-name="P23"/>
      <text:p text:style-name="P23"><text:span text:style-name="T1"><text:s text:c="4"/></text:span><text:span text:style-name="T9">/**</text:span></text:p>
      <text:p text:style-name="P24"><text:s text:c="5"/>* Sets file.</text:p>
      <text:p text:style-name="P24"><text:s text:c="5"/>*</text:p>
      <text:p text:style-name="P23"><text:span text:style-name="T9"><text:s text:c="5"/>* </text:span><text:span text:style-name="T10">@param</text:span><text:span text:style-name="T9"> UploadedFile $file</text:span></text:p>
      <text:p text:style-name="P24"><text:s text:c="5"/>*/</text:p>
      <text:p text:style-name="P23"><text:span text:style-name="T1"><text:s text:c="4"/></text:span><text:span text:style-name="T4">public function </text:span><text:span text:style-name="T1">setFile(UploadedFile $file = </text:span><text:span text:style-name="T4">null</text:span><text:span text:style-name="T1">)</text:span></text:p>
      <text:p text:style-name="P18"><text:s text:c="4"/>{</text:p>
      <text:p text:style-name="P18"><text:s text:c="8"/>$this-&gt;file = $file;</text:p>
      <text:p text:style-name="P18"><text:s text:c="8"/></text:p>
      <text:p text:style-name="P23"><text:span text:style-name="T1"><text:s text:c="8"/></text:span><text:span text:style-name="T6">// check if we have an old image path</text:span></text:p>
      <text:p text:style-name="P23"><text:span text:style-name="T1"><text:s text:c="7"/></text:span><text:span text:style-name="T6"><text:s/></text:span><text:span text:style-name="T7">if </text:span><text:span text:style-name="T6">(</text:span><text:span text:style-name="T7">isset</text:span><text:span text:style-name="T6">($this-&gt;image)) {</text:span></text:p>
      <text:p text:style-name="P14"><text:s text:c="12"/>// store the old name to delete after the update</text:p>
      <text:p text:style-name="P14"><text:s text:c="12"/>$this-&gt;temp = $this-&gt;image;</text:p>
      <text:p text:style-name="P14"><text:s text:c="12"/>$this-&gt;image = <text:span text:style-name="T8">null</text:span>;</text:p>
      <text:p text:style-name="P14"><text:s text:c="8"/>} <text:span text:style-name="T8">else </text:span>{</text:p>
      <text:p text:style-name="P14"><text:s text:c="12"/>$this-&gt;image = 'initial';</text:p>
      <text:p text:style-name="P14"><text:s text:c="8"/>}</text:p>
      <text:p text:style-name="P18"><text:s text:c="4"/>}</text:p>
      <text:p text:style-name="P18"/>
      <text:p text:style-name="P7"><text:span text:style-name="T1"><text:s text:c="4"/></text:span><text:span text:style-name="T9">/**</text:span></text:p>
      <text:p text:style-name="P9"><text:s text:c="5"/>* @ORM\PostPersist</text:p>
      <text:p text:style-name="P9"><text:s text:c="5"/>*/</text:p>
      <text:p text:style-name="P7"><text:span text:style-name="T1"><text:s text:c="4"/></text:span><text:span text:style-name="T4">public function </text:span><text:span text:style-name="T1">upload()</text:span></text:p>
      <text:p text:style-name="P4"><text:s text:c="4"/>{</text:p>
      <text:p text:style-name="P7"><text:span text:style-name="T1"><text:s text:c="8"/></text:span><text:span text:style-name="T3">// Add your code here</text:span></text:p>
      <text:p text:style-name="P7"><text:span text:style-name="T1"><text:s text:c="8"/></text:span><text:span text:style-name="T4">if </text:span><text:span text:style-name="T1">(</text:span><text:span text:style-name="T4">null </text:span><text:span text:style-name="T1">=== $this-&gt;getFile()) {</text:span></text:p>
      <text:p text:style-name="P7"><text:span text:style-name="T1"><text:s text:c="12"/></text:span><text:span text:style-name="T4">return</text:span><text:span text:style-name="T1">;</text:span></text:p>
      <text:p text:style-name="P4"><text:s text:c="8"/>}</text:p>
      <text:p text:style-name="P7"/>
      <text:p text:style-name="P7"><text:span text:style-name="T1"><text:s text:c="8"/></text:span><text:span text:style-name="T3">// if there is an error when moving the file, an exception will</text:span></text:p>
      <text:p text:style-name="P7"><text:span text:style-name="T1"><text:s text:c="8"/></text:span><text:span text:style-name="T3">// be automatically thrown by move(). This will properly prevent</text:span></text:p>
      <text:p text:style-name="P7"><text:span text:style-name="T1"><text:s text:c="8"/></text:span><text:span text:style-name="T3">// the entity from being persisted to the database on error</text:span></text:p>
      <text:p text:style-name="P4"><text:s text:c="8"/>$this-&gt;getFile()-&gt;move($this-&gt;getUploadRootDir(), $this-&gt;image);</text:p>
      <text:p text:style-name="P4"/>
      <text:p text:style-name="P10"><text:soft-page-break/><text:s text:c="8"/>// check if we have an old image</text:p>
      <text:p text:style-name="P10"><text:s text:c="8"/><text:span text:style-name="T8">if </text:span>(<text:span text:style-name="T8">isset</text:span>($this-&gt;temp)) {</text:p>
      <text:p text:style-name="P10"><text:s text:c="12"/>// delete the old image</text:p>
      <text:p text:style-name="P10"><text:s text:c="12"/>unlink($this-&gt;getUploadRootDir().'/'.$this-&gt;temp);</text:p>
      <text:p text:style-name="P10"><text:s text:c="12"/>// clear the temp image path</text:p>
      <text:p text:style-name="P10"><text:s text:c="12"/>$this-&gt;temp = <text:span text:style-name="T8">null</text:span>;</text:p>
      <text:p text:style-name="P10"><text:s text:c="8"/>}</text:p>
      <text:p text:style-name="P7"/>
      <text:p text:style-name="P7"><text:span text:style-name="T1"><text:s text:c="8"/>$this-&gt;file = </text:span><text:span text:style-name="T4">null</text:span><text:span text:style-name="T1">;</text:span></text:p>
      <text:p text:style-name="P18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55M21S</meta:editing-duration>
    <meta:editing-cycles>43</meta:editing-cycles>
    <meta:generator>OpenOffice.org/3.3$Win32 OpenOffice.org_project/330m20$Build-9567</meta:generator>
    <dc:date>2015-08-13T15:23:05.92</dc:date>
    <dc:creator>szymon idczak</dc:creator>
    <meta:document-statistic meta:table-count="0" meta:image-count="0" meta:object-count="0" meta:page-count="5" meta:paragraph-count="220" meta:word-count="684" meta:character-count="7210"/>
    <meta:user-defined meta:name="Info 1"/>
    <meta:user-defined meta:name="Info 2"/>
    <meta:user-defined meta:name="Info 3"/>
    <meta:user-defined meta:name="Info 4"/>
  </office:meta>
</office:document-meta>
</file>